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Text_20_body">
      <style:text-properties officeooo:paragraph-rsid="00446db2"/>
    </style:style>
    <style:style style:name="P2" style:family="paragraph" style:parent-style-name="Standard">
      <style:text-properties officeooo:paragraph-rsid="0034b460"/>
    </style:style>
    <style:style style:name="P3" style:family="paragraph" style:parent-style-name="Standard">
      <style:text-properties officeooo:paragraph-rsid="0036b483"/>
    </style:style>
    <style:style style:name="P4" style:family="paragraph" style:parent-style-name="Standard">
      <style:text-properties officeooo:rsid="0030390d" officeooo:paragraph-rsid="0030390d"/>
    </style:style>
    <style:style style:name="P5" style:family="paragraph" style:parent-style-name="Standard">
      <style:text-properties officeooo:rsid="0030390d" officeooo:paragraph-rsid="003217d0"/>
    </style:style>
    <style:style style:name="P6" style:family="paragraph" style:parent-style-name="Standard">
      <style:text-properties officeooo:paragraph-rsid="0038d779"/>
    </style:style>
    <style:style style:name="P7" style:family="paragraph" style:parent-style-name="Standard">
      <style:text-properties officeooo:paragraph-rsid="003a0244"/>
    </style:style>
    <style:style style:name="P8" style:family="paragraph" style:parent-style-name="Standard">
      <style:text-properties officeooo:paragraph-rsid="00409b5b"/>
    </style:style>
    <style:style style:name="P9" style:family="paragraph" style:parent-style-name="Standard">
      <style:text-properties officeooo:paragraph-rsid="0041e6a1"/>
    </style:style>
    <style:style style:name="P10" style:family="paragraph" style:parent-style-name="Standard">
      <style:text-properties officeooo:paragraph-rsid="004dcd76"/>
    </style:style>
    <style:style style:name="P11" style:family="paragraph" style:parent-style-name="Standard">
      <style:text-properties officeooo:paragraph-rsid="004e693f"/>
    </style:style>
    <style:style style:name="P12" style:family="paragraph" style:parent-style-name="Heading_20_1">
      <style:text-properties officeooo:rsid="001e635d" officeooo:paragraph-rsid="001e635d"/>
    </style:style>
    <style:style style:name="P13" style:family="paragraph" style:parent-style-name="Heading_20_1">
      <style:text-properties officeooo:rsid="00234932" officeooo:paragraph-rsid="00234932"/>
    </style:style>
    <style:style style:name="P14" style:family="paragraph" style:parent-style-name="Heading_20_1">
      <style:text-properties officeooo:rsid="00333e06" officeooo:paragraph-rsid="00333e06"/>
    </style:style>
    <style:style style:name="P15" style:family="paragraph" style:parent-style-name="Heading_20_1">
      <style:text-properties officeooo:rsid="00446db2" officeooo:paragraph-rsid="00446db2"/>
    </style:style>
    <style:style style:name="P16" style:family="paragraph" style:parent-style-name="Heading_20_2">
      <style:text-properties officeooo:rsid="00234932" officeooo:paragraph-rsid="00234932"/>
    </style:style>
    <style:style style:name="P17" style:family="paragraph" style:parent-style-name="Heading_20_2">
      <style:text-properties officeooo:rsid="00234932" officeooo:paragraph-rsid="0041e6a1"/>
    </style:style>
    <style:style style:name="P18" style:family="paragraph" style:parent-style-name="Heading_20_3">
      <style:text-properties officeooo:paragraph-rsid="0034b460"/>
    </style:style>
    <style:style style:name="P19" style:family="paragraph" style:parent-style-name="Heading_20_3">
      <style:text-properties officeooo:paragraph-rsid="0036b483"/>
    </style:style>
    <style:style style:name="P20" style:family="paragraph" style:parent-style-name="Heading_20_3">
      <style:text-properties fo:font-weight="bold" style:font-weight-asian="bold" style:font-weight-complex="bold"/>
    </style:style>
    <style:style style:name="P21" style:family="paragraph" style:parent-style-name="Heading_20_3">
      <style:text-properties fo:font-weight="bold" officeooo:paragraph-rsid="0038d779" style:font-weight-asian="bold" style:font-weight-complex="bold"/>
    </style:style>
    <style:style style:name="P22" style:family="paragraph" style:parent-style-name="Heading_20_3">
      <style:text-properties fo:font-weight="bold" officeooo:paragraph-rsid="003a0244" style:font-weight-asian="bold" style:font-weight-complex="bold"/>
    </style:style>
    <style:style style:name="P23" style:family="paragraph" style:parent-style-name="Heading_20_3">
      <style:text-properties fo:font-weight="bold" officeooo:paragraph-rsid="00409b5b" style:font-weight-asian="bold" style:font-weight-complex="bold"/>
    </style:style>
    <style:style style:name="P24" style:family="paragraph" style:parent-style-name="Heading_20_3">
      <style:text-properties fo:font-weight="bold" officeooo:paragraph-rsid="004dcd76" style:font-weight-asian="bold" style:font-weight-complex="bold"/>
    </style:style>
    <style:style style:name="P25" style:family="paragraph" style:parent-style-name="Text_20_body">
      <style:text-properties officeooo:paragraph-rsid="00333e06"/>
    </style:style>
    <style:style style:name="T1" style:family="text">
      <style:text-properties officeooo:rsid="0023493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cs" fo:country="CZ"/>
    </style:style>
    <style:style style:name="T4" style:family="text">
      <style:text-properties fo:language="cs" fo:country="CZ" fo:font-weight="normal" officeooo:rsid="003217d0" style:font-weight-asian="normal" style:font-weight-complex="normal"/>
    </style:style>
    <style:style style:name="T5" style:family="text">
      <style:text-properties fo:language="cs" fo:country="CZ" fo:font-weight="normal" officeooo:rsid="0030390d" style:font-weight-asian="normal" style:font-weight-complex="normal"/>
    </style:style>
    <style:style style:name="T6" style:family="text">
      <style:text-properties fo:language="cs" fo:country="CZ" fo:font-weight="normal" officeooo:rsid="00333e06" style:font-weight-asian="normal" style:font-weight-complex="normal"/>
    </style:style>
    <style:style style:name="T7" style:family="text">
      <style:text-properties fo:language="cs" fo:country="CZ" fo:font-weight="normal" officeooo:rsid="0034b460" style:font-weight-asian="normal" style:font-weight-complex="normal"/>
    </style:style>
    <style:style style:name="T8" style:family="text">
      <style:text-properties fo:language="cs" fo:country="CZ" fo:font-weight="normal" officeooo:rsid="0035b800" style:font-weight-asian="normal" style:font-weight-complex="normal"/>
    </style:style>
    <style:style style:name="T9" style:family="text">
      <style:text-properties fo:language="cs" fo:country="CZ" fo:font-weight="normal" officeooo:rsid="0037b0ee" style:font-weight-asian="normal" style:font-weight-complex="normal"/>
    </style:style>
    <style:style style:name="T10" style:family="text">
      <style:text-properties fo:language="cs" fo:country="CZ" fo:font-weight="normal" officeooo:rsid="0038d779" style:font-weight-asian="normal" style:font-weight-complex="normal"/>
    </style:style>
    <style:style style:name="T11" style:family="text">
      <style:text-properties fo:language="cs" fo:country="CZ" fo:font-weight="normal" officeooo:rsid="003a0244" style:font-weight-asian="normal" style:font-weight-complex="normal"/>
    </style:style>
    <style:style style:name="T12" style:family="text">
      <style:text-properties fo:language="cs" fo:country="CZ" fo:font-weight="normal" officeooo:rsid="003cbddb" style:font-weight-asian="normal" style:font-weight-complex="normal"/>
    </style:style>
    <style:style style:name="T13" style:family="text">
      <style:text-properties fo:language="cs" fo:country="CZ" fo:font-weight="normal" officeooo:rsid="003ee089" style:font-weight-asian="normal" style:font-weight-complex="normal"/>
    </style:style>
    <style:style style:name="T14" style:family="text">
      <style:text-properties fo:language="cs" fo:country="CZ" fo:font-weight="normal" officeooo:rsid="003fa478" style:font-weight-asian="normal" style:font-weight-complex="normal"/>
    </style:style>
    <style:style style:name="T15" style:family="text">
      <style:text-properties fo:language="cs" fo:country="CZ" fo:font-weight="normal" officeooo:rsid="0041e6a1" style:font-weight-asian="normal" style:font-weight-complex="normal"/>
    </style:style>
    <style:style style:name="T16" style:family="text">
      <style:text-properties fo:language="cs" fo:country="CZ" fo:font-weight="normal" officeooo:rsid="004dfb23" style:font-weight-asian="normal" style:font-weight-complex="normal"/>
    </style:style>
    <style:style style:name="T17" style:family="text">
      <style:text-properties fo:language="cs" fo:country="CZ" fo:font-weight="normal" officeooo:rsid="004e6250" style:font-weight-asian="normal" style:font-weight-complex="normal"/>
    </style:style>
    <style:style style:name="T18" style:family="text">
      <style:text-properties fo:language="cs" fo:country="CZ" fo:font-weight="normal" officeooo:rsid="004e693f" style:font-weight-asian="normal" style:font-weight-complex="normal"/>
    </style:style>
    <style:style style:name="T19" style:family="text">
      <style:text-properties fo:language="cs" fo:country="CZ" officeooo:rsid="002b7e1e"/>
    </style:style>
    <style:style style:name="T20" style:family="text">
      <style:text-properties fo:language="cs" fo:country="CZ" fo:font-weight="bold" style:font-weight-asian="bold" style:font-weight-complex="bold"/>
    </style:style>
    <style:style style:name="T21" style:family="text">
      <style:text-properties fo:language="cs" fo:country="CZ" fo:font-weight="bold" officeooo:rsid="002b7e1e" style:font-weight-asian="bold" style:font-weight-complex="bold"/>
    </style:style>
    <style:style style:name="T22" style:family="text">
      <style:text-properties fo:language="cs" fo:country="CZ" fo:font-weight="bold" officeooo:rsid="0036b483" style:font-weight-asian="bold" style:font-weight-complex="bold"/>
    </style:style>
    <style:style style:name="T23" style:family="text">
      <style:text-properties fo:language="cs" fo:country="CZ" officeooo:rsid="0036b483"/>
    </style:style>
    <style:style style:name="T24" style:family="text">
      <style:text-properties fo:language="cs" fo:country="CZ" officeooo:rsid="0041e6a1"/>
    </style:style>
    <style:style style:name="T25" style:family="text">
      <style:text-properties fo:language="cs" fo:country="CZ" officeooo:rsid="0048ddb9"/>
    </style:style>
    <style:style style:name="T26" style:family="text">
      <style:text-properties fo:language="cs" fo:country="CZ" officeooo:rsid="004dcd76"/>
    </style:style>
    <style:style style:name="T27" style:family="text">
      <style:text-properties fo:language="cs" fo:country="CZ"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fo:language="cs" fo:country="CZ" fo:font-style="italic" fo:font-weight="bold" officeooo:rsid="0030390d" style:font-style-asian="italic" style:font-weight-asian="bold" style:font-style-complex="italic" style:font-weight-complex="bold"/>
    </style:style>
    <style:style style:name="T29" style:family="text">
      <style:text-properties fo:language="cs" fo:country="CZ" fo:font-style="italic" fo:font-weight="bold" officeooo:rsid="0034b460" style:font-style-asian="italic" style:font-weight-asian="bold" style:font-style-complex="italic" style:font-weight-complex="bold"/>
    </style:style>
    <style:style style:name="T30" style:family="text">
      <style:text-properties fo:language="cs" fo:country="CZ" fo:font-style="italic" fo:font-weight="normal" officeooo:rsid="0030390d" style:font-style-asian="italic" style:font-weight-asian="normal" style:font-style-complex="italic" style:font-weight-complex="normal"/>
    </style:style>
    <style:style style:name="T31" style:family="text">
      <style:text-properties fo:language="cs" fo:country="CZ" fo:font-style="italic" officeooo:rsid="0030390d" style:font-style-asian="italic" style:font-style-complex="italic"/>
    </style:style>
    <style:style style:name="T32" style:family="text">
      <style:text-properties fo:language="cs" fo:country="CZ" fo:font-style="italic" officeooo:rsid="0036b483" style:font-style-asian="italic" style:font-style-complex="italic"/>
    </style:style>
    <style:style style:name="T33" style:family="text">
      <style:text-properties fo:language="cs" fo:country="CZ" fo:font-style="italic" officeooo:rsid="0038d779" style:font-style-asian="italic" style:font-style-complex="italic"/>
    </style:style>
    <style:style style:name="T34" style:family="text">
      <style:text-properties fo:language="cs" fo:country="CZ" fo:font-style="italic" officeooo:rsid="003a0244" style:font-style-asian="italic" style:font-style-complex="italic"/>
    </style:style>
    <style:style style:name="T35" style:family="text">
      <style:text-properties fo:language="cs" fo:country="CZ" fo:font-style="italic" officeooo:rsid="003ee089" style:font-style-asian="italic" style:font-style-complex="italic"/>
    </style:style>
    <style:style style:name="T36" style:family="text">
      <style:text-properties fo:language="cs" fo:country="CZ" fo:font-style="italic" officeooo:rsid="00409b5b" style:font-style-asian="italic" style:font-style-complex="italic"/>
    </style:style>
    <style:style style:name="T37" style:family="text">
      <style:text-properties fo:language="cs" fo:country="CZ" fo:font-style="italic" officeooo:rsid="004dcd76" style:font-style-asian="italic" style:font-style-complex="italic"/>
    </style:style>
    <style:style style:name="T38" style:family="text">
      <style:text-properties officeooo:rsid="002cba0f"/>
    </style:style>
    <style:style style:name="T39" style:family="text">
      <style:text-properties fo:font-style="italic" fo:font-weight="bold" style:font-style-asian="italic" style:font-weight-asian="bold" style:font-style-complex="italic" style:font-weight-complex="bold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officeooo:rsid="0041e6a1" style:font-style-asian="italic" style:font-style-complex="italic"/>
    </style:style>
    <style:style style:name="T42" style:family="text">
      <style:text-properties officeooo:rsid="002da59d"/>
    </style:style>
    <style:style style:name="T43" style:family="text">
      <style:text-properties officeooo:rsid="002de6d1"/>
    </style:style>
    <style:style style:name="T44" style:family="text">
      <style:text-properties officeooo:rsid="002e4472"/>
    </style:style>
    <style:style style:name="T45" style:family="text">
      <style:text-properties officeooo:rsid="002eead7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fo:font-weight="normal" officeooo:rsid="003217d0" style:font-weight-asian="normal" style:font-weight-complex="normal"/>
    </style:style>
    <style:style style:name="T48" style:family="text">
      <style:text-properties officeooo:rsid="00333e06"/>
    </style:style>
    <style:style style:name="T49" style:family="text">
      <style:text-properties officeooo:rsid="0041e6a1"/>
    </style:style>
    <style:style style:name="T50" style:family="text">
      <style:text-properties officeooo:rsid="0042c728"/>
    </style:style>
    <style:style style:name="T51" style:family="text">
      <style:text-properties officeooo:rsid="00446db2"/>
    </style:style>
    <style:style style:name="T52" style:family="text">
      <style:text-properties officeooo:rsid="00458bba"/>
    </style:style>
    <style:style style:name="T53" style:family="text">
      <style:text-properties officeooo:rsid="00472731"/>
    </style:style>
    <style:style style:name="T54" style:family="text">
      <style:text-properties officeooo:rsid="00477339"/>
    </style:style>
    <style:style style:name="T55" style:family="text">
      <style:text-properties officeooo:rsid="0048ddb9"/>
    </style:style>
    <style:style style:name="T56" style:family="text">
      <style:text-properties officeooo:rsid="004ab843"/>
    </style:style>
    <style:style style:name="T57" style:family="text">
      <style:text-properties officeooo:rsid="004ae3d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C2M – Semestrální projekt – Dokumentace</text:p>
      <text:p text:style-name="Subtitle">Tomáš Batelka (243511)</text:p>
      <text:h text:style-name="P12" text:outline-level="1">1. Úvod</text:h>
      <text:p text:style-name="Standard"><text:tab/>Tento dokument popisuje funkce a ovládání programu pro analýzu dat. Program byl kompilován, testován pouze v operačním s<text:span text:style-name="T56">y</text:span>stému GNU/Linux. <text:span text:style-name="T51">Pro tvorbu uživatelského rozhraní jsem zvolil </text:span><text:span text:style-name="T52">knihovnu gtk3</text:span><text:span text:style-name="T51">, protože původní rozhraní v </text:span><text:span text:style-name="T53">příkazovém řádku</text:span><text:span text:style-name="T51"> se rychle stalo </text:span><text:span text:style-name="T54">po nějaké době velice</text:span><text:span text:style-name="T51"> nepřehledným, </text:span><text:span text:style-name="T55">zárove</text:span><text:span text:style-name="T25">ň jsem chtěl zjistit jak se s ním pracuje a porovnat jej s dalšími knihovnami z jiných programovacích jazyků, se kterými jsem se již setkal</text:span><text:span text:style-name="T51">.</text:span></text:p>
      <text:h text:style-name="P13" text:outline-level="1">2. Použité knihovny</text:h>
      <text:h text:style-name="P16" text:outline-level="2">2.1. <text:span text:style-name="T40">gnuplot_i</text:span></text:h>
      <text:p text:style-name="Standard"><text:tab/>Rozhraní gnuplot_i slouží k práci s nástrojem gnuplot.</text:p>
      <text:h text:style-name="P17" text:outline-level="2">2.2. <text:span text:style-name="T41">glibc</text:span></text:h>
      <text:p text:style-name="P9"><text:tab/><text:span text:style-name="T1">Je knihovna, </text:span><text:span text:style-name="T49">která poskytuje základní knihovny pro systémy GNU a GNU/Linux. </text:span><text:span text:style-name="T50">Tato knihovna je také závislostí následující knihovny gtk3.</text:span></text:p>
      <text:h text:style-name="P16" text:outline-level="2">2.2. <text:span text:style-name="T40">gtk3</text:span></text:h>
      <text:p text:style-name="Standard"><text:tab/><text:span text:style-name="T1">Je knihovna pro běh programů v grafickém uživatelském rozhraní.</text:span></text:p>
      <text:h text:style-name="Heading_20_1" text:outline-level="1">3. Popis struktury projektu</text:h>
      <text:h text:style-name="Heading_20_2" text:outline-level="2">3.1. Adresáře</text:h>
      <text:h text:style-name="Heading_20_3" text:outline-level="3">3.1.<text:span text:style-name="T38">1.</text:span> Adresář <text:span text:style-name="T39">data</text:span></text:h>
      <text:p text:style-name="Standard"><text:tab/>Tento adresář obsahuje data ke zpracování, ale není důležitý. Soubor s daty uživatel vybírá pomocí gtk_file_<text:span text:style-name="T2">chooser</text:span>_dialog, který poskytuje knihovna <text:span text:style-name="T2">gtk3</text:span>.</text:p>
      <text:h text:style-name="Heading_20_3" text:outline-level="3">3.1.2. Adresář <text:span text:style-name="T39">lib</text:span></text:h>
      <text:p text:style-name="Standard"><text:tab/>lib obsahuje soubory knihoven využívaných projektem v mém případě je to pouze gnuplog_i.</text:p>
      <text:h text:style-name="Heading_20_3" text:outline-level="3">3.1.3 Adresář <text:span text:style-name="T39">output</text:span></text:h>
      <text:p text:style-name="Standard"><text:tab/>Tento adresář obsahuje výstupy grafů (adresář <text:span text:style-name="T2">plots</text:span>) a dalších exportů (latex export a pdf export).</text:p>
      <text:h text:style-name="Heading_20_3" text:outline-level="3">3.1.4. Adresář <text:span text:style-name="T39">src</text:span></text:h>
      <text:p text:style-name="Standard"><text:tab/>Adresář src obsahuje zdrojový k<text:span text:style-name="T3">ód, </text:span><text:span text:style-name="T19">hlavičkové soubory</text:span><text:span text:style-name="T3">, šablony pro export –</text:span><text:span text:style-name="T19"> adresář</text:span><text:span text:style-name="T21"> templates</text:span><text:span text:style-name="T20"> </text:span><text:span text:style-name="T3">a soubory glade - </text:span><text:span text:style-name="T19">adresář</text:span><text:span text:style-name="T3"> </text:span><text:span text:style-name="T21">ui</text:span><text:span text:style-name="T3">, které slouží k sestavení grafického rozhraní programu</text:span></text:p>
      <text:h text:style-name="Heading_20_2" text:outline-level="2"><text:soft-page-break/>3.2. Soubory</text:h>
      <text:h text:style-name="Heading_20_3" text:outline-level="3">3.2.1. <text:span text:style-name="T40">src/templates/latex.template</text:span></text:h>
      <text:p text:style-name="P4"><text:tab/>Soubor latex.template je šablonou pro export ve formátu LaTeX. Obsahuje veškeré příkazy k následnému generování exportu do PDF. K tomuto exportu je potřeba mít nainstalovaný <text:span text:style-name="T2">pdflatex</text:span><text:span text:style-name="T46"> a systémová proměnná PATH musí obsahovat cestu k tomuto binárnímu souboru.</text:span></text:p>
      <text:h text:style-name="Heading_20_3" text:outline-level="3">3.2.2. <text:span text:style-name="T40">src/ui/main_window.*</text:span></text:h>
      <text:p text:style-name="P5"><text:span text:style-name="T46"><text:tab/>Název main_window nesou tři soubory s různými příponami. Soubor s příponou .glade obsahuje xml šablonu hlavního okna (vygenerovanou editorem Glade). </text:span><text:span text:style-name="T47">Další je hlavičkový soubor s příponou .h, který obsahuje hlavyčky, které jsou potřeba volat z jiných souborů. Nakonec je zde ještě soubor s příponou .c, který obsahuje zdrojový k</text:span><text:span text:style-name="T4">ód (převážně obslužné preocedury událostí, které jsou volány pomocí tzv. Signálů) a také procedura, která sestaví okno z výše zmíněného souboru glade. </text:span><text:span text:style-name="T12">V tomto souboru je také procedura, která po zavření hlavního okna ukončí hlavní cyklus gtk a uvolní paměť.</text:span></text:p>
      <text:h text:style-name="P18" text:outline-level="3"><text:span text:style-name="T20">3.2.3. </text:span><text:span text:style-name="T28">src/ui/</text:span><text:span text:style-name="T27">smoothing/moving_average_window</text:span><text:span text:style-name="T28">.</text:span><text:span text:style-name="T30">*</text:span></text:h>
      <text:p text:style-name="P2"><text:span text:style-name="T5"><text:tab/></text:span><text:span text:style-name="T6">Tento název opět nesou tři soubory, se stejnou funkcí jako main_window. Nyní jde ale o okno sloužící k nastavení paramet</text:span><text:span text:style-name="T8">r</text:span><text:span text:style-name="T6">ů vyhlazovací funkce pomocí klo</text:span><text:span text:style-name="T7">u</text:span><text:span text:style-name="T6">zavého průměru.</text:span></text:p>
      <text:h text:style-name="P19" text:outline-level="3"><text:span text:style-name="T20">3.2.</text:span><text:span text:style-name="T22">4</text:span><text:span text:style-name="T20">. </text:span><text:span text:style-name="T28">src/ui/</text:span><text:span text:style-name="T27">smoothing/moving_</text:span><text:span text:style-name="T29">median</text:span><text:span text:style-name="T27">_window</text:span><text:span text:style-name="T28">.</text:span><text:span text:style-name="T30">*</text:span></text:h>
      <text:p text:style-name="P3"><text:span text:style-name="T5"><text:tab/></text:span><text:span text:style-name="T6">Tento název opět nesou tři soubory. Nyní jde ale o okno sloužící k nastavení paramet</text:span><text:span text:style-name="T8">r</text:span><text:span text:style-name="T6">ů vyhlazovací funkce pomocí </text:span><text:span text:style-name="T7">střední hodnoty</text:span><text:span text:style-name="T6">.</text:span></text:p>
      <text:h text:style-name="P20" text:outline-level="3"><text:span text:style-name="T3">3.2.</text:span><text:span text:style-name="T23">5</text:span><text:span text:style-name="T3">. </text:span><text:span text:style-name="T31">src/</text:span><text:span text:style-name="T32">calculations.*</text:span></text:h>
      <text:p text:style-name="P3"><text:span text:style-name="T5"><text:tab/></text:span><text:span text:style-name="T9">Tento název mají dva soubory jeden s příponou .h a jeden .c. K čemu obecně slouží už asi nebudu vysvětlovat. Každopádně soubor calculations.c obsahje metody různých výpočtů a metod potřebných k těmto výpočtům. Konkrétně obsahuje metody k těmto úkonům: seřazení položek v poli pomocí quick sort algoritmu, </text:span><text:span text:style-name="T10">převod struktury datetime_t na sekundy, </text:span><text:span text:style-name="T9">výpočet trojúhelníkového čísla, výpočet průměrné hodnoty, výpočet střední hodnoty, výpočet směrodatné odchylky a výpočet integrálu. Pro aproximovaný výpočet numerického integrlálu používám lichoběžníkovou metodu. </text:span></text:p>
      <text:h text:style-name="P21" text:outline-level="3"><text:span text:style-name="T3">3.2.</text:span><text:span text:style-name="T24">6</text:span><text:span text:style-name="T3">. </text:span><text:span text:style-name="T31">src/</text:span><text:span text:style-name="T33">dataio</text:span><text:span text:style-name="T32">.*</text:span></text:h>
      <text:p text:style-name="P6"><text:span text:style-name="T5"><text:tab/></text:span><text:span text:style-name="T10">Soubor dataio.c slouží k čtení a zápisu do soborů ve všech implementovaných formátech. V tomto souboru jsou implementovány metody k těmto úkolům: získání počtu záznamů (potřebné k následné alokaci paměti), </text:span><text:span text:style-name="T11">seřazení hodnot k další analýze,</text:span><text:span text:style-name="T10"> načtení souboru do struktury dataset_t, </text:span><text:span text:style-name="T11">exportování grafů, export protokolu v sázecím systému LaTeX a export do PDF (převodem protokolu ve formátu LaTeX).</text:span></text:p>
      <text:h text:style-name="P22" text:outline-level="3"><text:span text:style-name="T3">3.2.</text:span><text:span text:style-name="T24">7</text:span><text:span text:style-name="T3">. </text:span><text:span text:style-name="T31">src/</text:span><text:span text:style-name="T34">main.c</text:span></text:h>
      <text:p text:style-name="P7"><text:span text:style-name="T5"><text:tab/></text:span><text:span text:style-name="T11">Tento soubor jako jediný nemá hlavičkový soubor (není potřeba). Tento soubor slouží k deklaraci globálního ukazatele struktury dataset_t *dataset, která obsahuje hodnoty a ukazatele na <text:s/>načtená a zpracovávaná data. Dále obsahuje hlavní metodu, která alokuje místo pro strukturu dataset_t, inicializuje gtk, zobrazí hlavní okno a zavolá proceduru gtk_main, která spustí hlavní cyklus gkt.</text:span></text:p>
      <text:h text:style-name="P23" text:outline-level="3"><text:span text:style-name="T3">3.2.</text:span><text:span text:style-name="T24">8</text:span><text:span text:style-name="T3">. </text:span><text:span text:style-name="T31">src/</text:span><text:span text:style-name="T35">plots.*</text:span></text:h>
      <text:p text:style-name="P8"><text:span text:style-name="T5"><text:tab/></text:span><text:span text:style-name="T13">Soubor plots.c obsahuje procedury k vykreslování grafů pomocí rozhraní gnuplot_i. Každá z těchto procedur nejprve inicializuje gnuplot relaci, v případě output_to_file == true nastaví výstup do </text:span><text:soft-page-break/><text:span text:style-name="T13">souboru, nastaví popisky os, nastavý styl grafu, vykreslí data </text:span><text:span text:style-name="T14">a nakoncec</text:span><text:span text:style-name="T13"> v případě <text:s/>output_to_file == true ukončí výstup a ukončí relaci.</text:span></text:p>
      <text:h text:style-name="P24" text:outline-level="3"><text:span text:style-name="T3">3.2.</text:span><text:span text:style-name="T24">9</text:span><text:span text:style-name="T3">. </text:span><text:span text:style-name="T31">src/</text:span><text:span text:style-name="T36">smoothing</text:span><text:span text:style-name="T35">.*</text:span></text:h>
      <text:p text:style-name="P10"><text:span text:style-name="T5"><text:tab/></text:span><text:span text:style-name="T13">Soubor </text:span><text:span text:style-name="T15">smoothing</text:span><text:span text:style-name="T13">.c obsahuje procedury k </text:span><text:span text:style-name="T15">vyhlazování vstupních dat. Implementovány jsou následující algoritmy: jednoduchý klouzavý průměr, vážený klouzavý průměr, exponenciální klouzavý průměr a klouzavá střední hodnota.</text:span></text:p>
      <text:h text:style-name="P24" text:outline-level="3"><text:span text:style-name="T3">3.2.</text:span><text:span text:style-name="T26">10</text:span><text:span text:style-name="T3">. </text:span><text:span text:style-name="T31">src/</text:span><text:span text:style-name="T37">types.h</text:span></text:h>
      <text:p text:style-name="P11"><text:span text:style-name="T5"><text:tab/></text:span><text:span text:style-name="T13">Soubor </text:span><text:span text:style-name="T16">types.h obsahuje definice vlastních datových typů pomocí struktur</text:span><text:span text:style-name="T15">. </text:span><text:span text:style-name="T16">Tento soubor obsahuje definice následujíchích dvou typů: </text:span><text:span text:style-name="T17">datetime_t a dataset_t. </text:span><text:span text:style-name="T18">I</text:span><text:span text:style-name="T17"> přes to, že existuje struktura tm v time.h, </text:span><text:span text:style-name="T18">jsem musel</text:span><text:span text:style-name="T17"> definovat </text:span><text:span text:style-name="T18">typ </text:span><text:span text:style-name="T17">datetime_t. <text:s/></text:span><text:span text:style-name="T18">Důvodem bylo, že časová známka ve zdrojovém souboru obsahovala sekundy s přesností na několik desetinných čísel. Typ dataset_t jsem definoval z důvodu přehlednosti.</text:span></text:p>
      <text:h text:style-name="P14" text:outline-level="1">4. Funkce programu</text:h>
      <text:p text:style-name="P25"><text:tab/><text:span text:style-name="T49">Všechny výše popisované funkce jsou ukázané v krátkém videu nahraném na YouTube: </text:span><text:a xlink:type="simple" xlink:href="https://youtu.be/3heYKkf7P1s" text:style-name="Internet_20_link" text:visited-style-name="Visited_20_Internet_20_Link"><text:span text:style-name="T49">https://youtu.be/3heYKkf7P1s</text:span></text:a></text:p>
      <text:h text:style-name="Heading_20_1" text:outline-level="1"><text:span text:style-name="T48">5</text:span>. Co by se dalo zlepšit</text:h>
      <text:p text:style-name="Standard"><text:tab/><text:span text:style-name="T43">Ačkoliv jsem projektu věnoval celý týden a implementoval jsem spoustu funkcí, tak by se ještě spousta našla. </text:span>Určite by stálo za to, aby si uživatel mohl zvolit formát vstupního souboru a případně zadal názvy atributů, které by se dali použít při vykreslování souboru <text:span text:style-name="T42">(podobně jako to má MS Excel při importu csv)</text:span>. <text:span text:style-name="T44">Také je momentálně </text:span>program limitován pouze na jeden vstupní formát. <text:span text:style-name="T45">Také by se mi líbilo, kdybych stihl implementovat</text:span> smoothovacích algoritmů <text:span text:style-name="T45">a dalších analýz</text:span>… </text:p>
      <text:h text:style-name="P15" text:outline-level="1">6. Závěr</text:h>
      <text:p text:style-name="P1"><text:tab/><text:span text:style-name="T51">I přes to, že jsem toho moc o analýze dat moc něvěděl, jsem rád, že jsem si toto téma vybral. Dozvěděl jsem se totiž mnoho o smoothovacích a filtrovacích funkcích i když jsem větš</text:span><text:span text:style-name="T57">i</text:span><text:span text:style-name="T51">nu </text:span><text:span text:style-name="T57">z nich bohužel</text:span><text:span text:style-name="T51"> nestihl implementova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/>
      <style:text-properties fo:language="cs" fo:country="CZ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fo:font-size="11pt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2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4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6pt" fo:language="cs" fo:country="CZ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2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1T17:24:37.106997520</meta:creation-date>
    <meta:generator>LibreOffice/7.3.3.2$Linux_X86_64 LibreOffice_project/30$Build-2</meta:generator>
    <dc:date>2022-05-13T23:37:10.524061754</dc:date>
    <meta:editing-duration>PT2H39M14S</meta:editing-duration>
    <meta:editing-cycles>45</meta:editing-cycles>
    <meta:document-statistic meta:table-count="0" meta:image-count="0" meta:object-count="0" meta:page-count="3" meta:paragraph-count="48" meta:word-count="854" meta:character-count="6038" meta:non-whitespace-character-count="5203"/>
  </office:meta>
</office:document-meta>
</file>